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05cm" style:rel-column-width="3869*"/>
    </style:style>
    <style:style style:name="TABLE_5f_HEADER.B" style:display-name="TABLE_HEADER.B" style:family="table-column">
      <style:table-column-properties style:column-width="5.052cm" style:rel-column-width="19441*"/>
    </style:style>
    <style:style style:name="TABLE_5f_HEADER.C" style:display-name="TABLE_HEADER.C" style:family="table-column">
      <style:table-column-properties style:column-width="2.249cm" style:rel-column-width="8655*"/>
    </style:style>
    <style:style style:name="TABLE_5f_HEADER.D" style:display-name="TABLE_HEADER.D" style:family="table-column">
      <style:table-column-properties style:column-width="2.223cm" style:rel-column-width="8553*"/>
    </style:style>
    <style:style style:name="TABLE_5f_HEADER.E" style:display-name="TABLE_HEADER.E" style:family="table-column">
      <style:table-column-properties style:column-width="2.196cm" style:rel-column-width="8451*"/>
    </style:style>
    <style:style style:name="TABLE_5f_HEADER.G" style:display-name="TABLE_HEADER.G" style:family="table-column">
      <style:table-column-properties style:column-width="2.055cm" style:rel-column-width="7911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G1" style:display-name="TABLE_HEADER.G1" style:family="table-cell">
      <style:table-cell-properties fo:padding="0.097cm" fo:border="0.002cm solid #000000"/>
    </style:style>
    <style:style style:name="TABLE_5f_HEADER.2" style:display-name="TABLE_HEADER.2" style:family="table-row">
      <style:table-row-properties style:min-row-height="0.445cm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G2" style:display-name="TABLE_HEADER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27cm" style:rel-column-width="3950*"/>
    </style:style>
    <style:style style:name="TABLE_5f_GRADE.B" style:display-name="TABLE_GRADE.B" style:family="table-column">
      <style:table-column-properties style:column-width="5.031cm" style:rel-column-width="19360*"/>
    </style:style>
    <style:style style:name="TABLE_5f_GRADE.C" style:display-name="TABLE_GRADE.C" style:family="table-column">
      <style:table-column-properties style:column-width="2.249cm" style:rel-column-width="8655*"/>
    </style:style>
    <style:style style:name="TABLE_5f_GRADE.D" style:display-name="TABLE_GRADE.D" style:family="table-column">
      <style:table-column-properties style:column-width="2.223cm" style:rel-column-width="8553*"/>
    </style:style>
    <style:style style:name="TABLE_5f_GRADE.E" style:display-name="TABLE_GRADE.E" style:family="table-column">
      <style:table-column-properties style:column-width="2.196cm" style:rel-column-width="8451*"/>
    </style:style>
    <style:style style:name="TABLE_5f_GRADE.G" style:display-name="TABLE_GRADE.G" style:family="table-column">
      <style:table-column-properties style:column-width="2.055cm" style:rel-column-width="7911*"/>
    </style:style>
    <style:style style:name="TABLE_5f_GRADE.1" style:display-name="TABLE_GRADE.1" style:family="table-row">
      <style:table-row-properties style:min-row-height="0.503cm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G1" style:display-name="TABLE_GRADE.G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4.975cm" fo:margin-left="-0.016cm" fo:margin-right="2.041cm" table:align="margins"/>
    </style:style>
    <style:style style:name="TABLE_5f_PERSONALITY.A" style:display-name="TABLE_PERSONALITY.A" style:family="table-column">
      <style:table-column-properties style:column-width="1.027cm" style:rel-column-width="4492*"/>
    </style:style>
    <style:style style:name="TABLE_5f_PERSONALITY.B" style:display-name="TABLE_PERSONALITY.B" style:family="table-column">
      <style:table-column-properties style:column-width="5.031cm" style:rel-column-width="22014*"/>
    </style:style>
    <style:style style:name="TABLE_5f_PERSONALITY.C" style:display-name="TABLE_PERSONALITY.C" style:family="table-column">
      <style:table-column-properties style:column-width="2.249cm" style:rel-column-width="9841*"/>
    </style:style>
    <style:style style:name="TABLE_5f_PERSONALITY.D" style:display-name="TABLE_PERSONALITY.D" style:family="table-column">
      <style:table-column-properties style:column-width="2.223cm" style:rel-column-width="9726*"/>
    </style:style>
    <style:style style:name="TABLE_5f_PERSONALITY.E" style:display-name="TABLE_PERSONALITY.E" style:family="table-column">
      <style:table-column-properties style:column-width="2.196cm" style:rel-column-width="9610*"/>
    </style:style>
    <style:style style:name="TABLE_5f_PERSONALITY.F" style:display-name="TABLE_PERSONALITY.F" style:family="table-column">
      <style:table-column-properties style:column-width="2.251cm" style:rel-column-width="9852*"/>
    </style:style>
    <style:style style:name="TABLE_5f_PERSONALITY.A1" style:display-name="TABLE_PERSONALITY.A1" style:family="table-cell">
      <style:table-cell-properties fo:padding-left="0cm" fo:padding-right="0.101cm" fo:padding-top="0.101cm" fo:padding-bottom="0cm" fo:border-left="0.002cm solid #000000" fo:border-right="none" fo:border-top="0.002cm solid #000000" fo:border-bottom="0.002cm solid #000000"/>
    </style:style>
    <style:style style:name="TABLE_5f_PERSONALITY.F1" style:display-name="TABLE_PERSONALITY.F1" style:family="table-cell">
      <style:table-cell-properties fo:padding-left="0cm" fo:padding-right="0.101cm" fo:padding-top="0.101cm" fo:padding-bottom="0cm" fo:border="0.002cm solid #000000"/>
    </style:style>
    <style:style style:name="TABLE_5f_PERSONALITY.A2" style:display-name="TABLE_PERSONALITY.A2" style:family="table-cell">
      <style:table-cell-properties style:vertical-align="middle" fo:padding-left="0cm" fo:padding-right="0.101cm" fo:padding-top="0.101cm" fo:padding-bottom="0cm" fo:border-left="0.002cm solid #000000" fo:border-right="none" fo:border-top="none" fo:border-bottom="0.002cm solid #000000"/>
    </style:style>
    <style:style style:name="TABLE_5f_PERSONALITY.F2" style:display-name="TABLE_PERSONALITY.F2" style:family="table-cell">
      <style:table-cell-properties style:vertical-align="middle" fo:padding-left="0cm" fo:padding-right="0.101cm" fo:padding-top="0.101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able_20_Heading">
      <style:text-properties style:font-name="Arial" fo:font-size="9pt" style:font-size-asian="9pt" style:font-size-complex="9pt"/>
    </style:style>
    <style:style style:name="P4" style:family="paragraph" style:parent-style-name="Table_20_Heading">
      <style:text-properties fo:color="#ff420e" style:font-name="Arial" fo:font-size="9pt" style:font-size-asian="9pt" style:font-size-complex="9pt"/>
    </style:style>
    <style:style style:name="P5" style:family="paragraph" style:parent-style-name="Table_20_Heading">
      <style:text-properties fo:color="#ff66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color="#ff6600"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Arial" fo:font-size="8pt" style:font-size-asian="8pt" style:font-size-complex="8pt"/>
    </style:style>
    <style:style style:name="P12" style:family="paragraph" style:parent-style-name="Text_20_body">
      <style:text-properties style:font-name="Arial" fo:font-size="7pt" style:font-size-asian="7pt" style:font-size-complex="7pt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6600"/>
    </style:style>
    <style:style style:name="T2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porte Bisemanal</text:p>
      <text:p text:style-name="P15"/>
      <text:p text:style-name="P11"><draw:frame draw:style-name="fr1" draw:name="Frame3" text:anchor-type="as-char" svg:width="7.334cm" draw:z-index="0"><draw:text-box fo:min-height="0.861cm"><text:p text:style-name="P11"><text:span text:style-name="T3">Alumno</text:span>: [STUDENT]</text:p><text:p text:style-name="P11"><text:span text:style-name="T3"><text:s text:c="3"/>Curso</text:span>: [COURSE]<text:tab/></text:p></draw:text-box></draw:frame><text:tab/><text:tab/><text:tab/><draw:frame draw:style-name="fr1" draw:name="Frame4" text:anchor-type="as-char" svg:width="5.323cm" draw:z-index="1"><draw:text-box fo:min-height="0.79cm"><text:p text:style-name="P11"><text:span text:style-name="T3">Periodo</text:span>: [PERIOD]</text:p><text:p text:style-name="P11"><text:span text:style-name="T3"><text:s text:c="7"/>Año</text:span>: [YEAR]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C"/>
        <table:table-column table:style-name="TABLE_5f_HEADER.G"/>
        <table:table-row>
          <table:table-cell table:style-name="TABLE_5f_HEADER.A1" table:number-rows-spanned="2" office:value-type="string">
            <text:p text:style-name="P3"/>
            <text:p text:style-name="P10">No</text:p>
          </table:table-cell>
          <table:table-cell table:style-name="TABLE_5f_HEADER.A1" table:number-rows-spanned="2" office:value-type="string">
            <text:p text:style-name="P3"/>
            <text:p text:style-name="P1">Asignatura</text:p>
          </table:table-cell>
          <table:table-cell table:style-name="TABLE_5f_HEADER.A1" table:number-columns-spanned="4" office:value-type="string">
            <text:p text:style-name="P5">Semanas</text:p>
          </table:table-cell>
          <table:covered-table-cell/>
          <table:covered-table-cell/>
          <table:covered-table-cell/>
          <table:table-cell table:style-name="TABLE_5f_HEADER.G1" office:value-type="string">
            <text:p text:style-name="P4"/>
          </table:table-cell>
        </table:table-row>
        <table:table-row table:style-name="TABLE_5f_HEADER.2">
          <table:covered-table-cell/>
          <table:covered-table-cell/>
          <table:table-cell table:style-name="TABLE_5f_HEADER.C2" office:value-type="string">
            <text:p text:style-name="P2">1 – 2</text:p>
          </table:table-cell>
          <table:table-cell table:style-name="TABLE_5f_HEADER.C2" office:value-type="string">
            <text:p text:style-name="P2">3 – 4</text:p>
          </table:table-cell>
          <table:table-cell table:style-name="TABLE_5f_HEADER.C2" office:value-type="string">
            <text:p text:style-name="P2">5 – 6</text:p>
          </table:table-cell>
          <table:table-cell table:style-name="TABLE_5f_HEADER.C2" office:value-type="string">
            <text:p text:style-name="P2">7 – 8</text:p>
          </table:table-cell>
          <table:table-cell table:style-name="TABLE_5f_HEADER.G2" office:value-type="string">
            <text:p text:style-name="P2">Total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C"/>
        <table:table-column table:style-name="TABLE_5f_GRADE.G"/>
        <table:table-row table:style-name="TABLE_5f_GRADE.1">
          <table:table-cell table:style-name="TABLE_5f_GRADE.A1" office:value-type="string">
            <text:p text:style-name="P12">[NO]</text:p>
          </table:table-cell>
          <table:table-cell table:style-name="TABLE_5f_GRADE.A1" office:value-type="string">
            <text:p text:style-name="P12">[SUBJECT]</text:p>
          </table:table-cell>
          <table:table-cell table:style-name="TABLE_5f_GRADE.A1" office:value-type="string">
            <text:p text:style-name="P13">[FIRST_WEEK]</text:p>
          </table:table-cell>
          <table:table-cell table:style-name="TABLE_5f_GRADE.A1" office:value-type="string">
            <text:p text:style-name="P13">[SECOND_WEEK]</text:p>
          </table:table-cell>
          <table:table-cell table:style-name="TABLE_5f_GRADE.A1" office:value-type="string">
            <text:p text:style-name="P13">[THIRD_WEEK]</text:p>
          </table:table-cell>
          <table:table-cell table:style-name="TABLE_5f_GRADE.A1" office:value-type="string">
            <text:p text:style-name="P13">[FOURTH_WEEK]</text:p>
          </table:table-cell>
          <table:table-cell table:style-name="TABLE_5f_GRADE.G1" office:value-type="string">
            <text:p text:style-name="P13">[TOTAL]</text:p>
          </table:table-cell>
        </table:table-row>
      </table:table>
      <text:p text:style-name="Text_20_body"/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row>
          <table:table-cell table:style-name="TABLE_5f_PERSONALITY.A1" office:value-type="string">
            <text:p text:style-name="P9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2">1 – 2</text:p>
          </table:table-cell>
          <table:table-cell table:style-name="TABLE_5f_PERSONALITY.A1" office:value-type="string">
            <text:p text:style-name="P2">3 – 4</text:p>
          </table:table-cell>
          <table:table-cell table:style-name="TABLE_5f_PERSONALITY.A1" office:value-type="string">
            <text:p text:style-name="P2">5 – 6</text:p>
          </table:table-cell>
          <table:table-cell table:style-name="TABLE_5f_PERSONALITY.F1" office:value-type="string">
            <text:p text:style-name="P2">7 – 8</text:p>
          </table:table-cell>
        </table:table-row>
        <table:table-row>
          <table:table-cell table:style-name="TABLE_5f_PERSONALITY.A2" office:value-type="string">
            <text:p text:style-name="P12">[NO]</text:p>
          </table:table-cell>
          <table:table-cell table:style-name="TABLE_5f_PERSONALITY.A2" office:value-type="string">
            <text:p text:style-name="P12">[PERSONALITY]</text:p>
          </table:table-cell>
          <table:table-cell table:style-name="TABLE_5f_PERSONALITY.A2" office:value-type="string">
            <text:p text:style-name="P13">[FIRST_PERIOD]</text:p>
          </table:table-cell>
          <table:table-cell table:style-name="TABLE_5f_PERSONALITY.A2" office:value-type="string">
            <text:p text:style-name="P13">[SECOND_PERIOD]</text:p>
          </table:table-cell>
          <table:table-cell table:style-name="TABLE_5f_PERSONALITY.A2" office:value-type="string">
            <text:p text:style-name="P13">[THIRD_PERIOD]</text:p>
          </table:table-cell>
          <table:table-cell table:style-name="TABLE_5f_PERSONALITY.F2" office:value-type="string">
            <text:p text:style-name="P13">[FOURTH_PERIOD]</text:p>
          </table:table-cell>
        </table:table-row>
      </table:table>
      <text:p text:style-name="P7">[ <text:span text:style-name="T3">S</text:span> ] Sobresaliente [ <text:span text:style-name="T3">MB </text:span>] Muy Bueno [<text:span text:style-name="T3">B</text:span>] Bueno [<text:span text:style-name="T3">NS</text:span>] No satisfactorio</text:p>
      <text:p text:style-name="P8"/>
      <text:p text:style-name="P8"/>
      <text:p text:style-name="P6"><text:span text:style-name="T2">“Eternamente preparados para toda buena obra”</text:span><text:span text:style-name="T1"> … 2 Timoteo 3: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85cm" svg:width="5.854cm" svg:height="2.701cm" draw:z-index="2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9:55.63</dc:date>
    <meta:editing-duration>P1DT14H13M10S</meta:editing-duration>
    <meta:editing-cycles>45</meta:editing-cycles>
    <meta:generator>OpenOffice.org/3.4.1$Win32 OpenOffice.org_project/341m1$Build-9593</meta:generator>
    <meta:document-statistic meta:table-count="3" meta:image-count="1" meta:object-count="0" meta:page-count="1" meta:paragraph-count="35" meta:word-count="78" meta:character-count="647"/>
  </office:meta>
</office:document-meta>
</file>